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language="ru" fo:country="RU" style:font-size-asian="14pt" style:font-size-complex="14pt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language="ru" fo:country="RU"/>
    </style:style>
    <style:style style:name="P6" style:family="paragraph" style:parent-style-name="Standard">
      <style:text-properties fo:color="#010001" fo:font-size="10pt" fo:language="none" fo:country="none" style:font-size-asian="10pt" style:font-size-complex="10pt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0pt" fo:language="none" fo:country="none" style:font-size-asian="10pt" style:font-size-complex="10pt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rial" fo:font-size="10pt" fo:language="none" fo:country="none" fo:background-color="transparen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style:font-name="Arial" fo:language="en" fo:country="US"/>
    </style:style>
    <style:style style:name="T9" style:family="text">
      <style:text-properties style:font-name="Arial" fo:language="en" fo:country="US" fo:background-color="transparent"/>
    </style:style>
    <style:style style:name="T10" style:family="text">
      <style:text-properties style:font-name="Arial" fo:font-size="12pt" style:font-name-asian="TimesNewRomanPSMT" style:font-size-asian="12pt" style:font-name-complex="TimesNewRomanPSMT" style:font-size-complex="12pt"/>
    </style:style>
    <style:style style:name="T11" style:family="text">
      <style:text-properties style:font-name="Arial" fo:font-size="12pt" fo:language="ru" fo:country="RU" fo:background-color="transparent" style:font-size-asian="12pt" style:font-size-complex="12pt"/>
    </style:style>
    <style:style style:name="T12" style:family="text">
      <style:text-properties style:font-name="Arial" fo:font-size="12pt" style:font-size-asian="12pt" style:font-size-complex="12pt"/>
    </style:style>
    <style:style style:name="T13" style:family="text">
      <style:text-properties style:font-name="Arial" fo:font-size="12pt" fo:background-color="transparent" style:font-size-asian="12pt" style:font-size-complex="12pt"/>
    </style:style>
    <style:style style:name="T14" style:family="text">
      <style:text-properties style:font-name="Arial" fo:background-color="transparent"/>
    </style:style>
    <style:style style:name="T15" style:family="text">
      <style:text-properties style:font-name="Arial" fo:language="ru" fo:country="RU" fo:background-color="transparent"/>
    </style:style>
    <style:style style:name="T16" style:family="text">
      <style:text-properties style:font-name="Arial" fo:font-weight="bold" fo:background-color="transparent" style:font-weight-asian="bold" style:font-weight-complex="bold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language="en" fo:country="US"/>
    </style:style>
    <style:style style:name="T19" style:family="text">
      <style:text-properties style:font-name="Times New Roman" fo:language="en" fo:country="US" fo:background-color="transparent"/>
    </style:style>
    <style:style style:name="T20" style:family="text">
      <style:text-properties style:font-name="Times New Roman" fo:language="ru" fo:country="RU"/>
    </style:style>
    <style:style style:name="T21" style:family="text">
      <style:text-properties style:font-name="Times New Roman" fo:language="ru" fo:country="RU" fo:background-color="transparent"/>
    </style:style>
    <style:style style:name="T22" style:family="text">
      <style:text-properties style:font-name="Times New Roman" fo:font-size="12pt" fo:language="ru" fo:country="RU" fo:background-color="transparent" style:font-size-asian="12pt" style:font-size-complex="12pt"/>
    </style:style>
    <style:style style:name="T23" style:family="text">
      <style:text-properties style:font-name="Times New Roman" fo:font-size="12pt" fo:language="ru" fo:country="RU" style:font-size-asian="12pt" style:font-size-complex="12pt"/>
    </style:style>
    <style:style style:name="T24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fo:language="en" fo:country="US" fo:background-color="transparent" style:font-size-asian="12pt" style:font-size-complex="12pt"/>
    </style:style>
    <style:style style:name="T26" style:family="text">
      <style:text-properties style:font-name="Times New Roman" fo:font-size="12pt" fo:language="en" fo:country="US" style:font-size-asian="12pt" style:font-size-complex="12pt"/>
    </style:style>
    <style:style style:name="T27" style:family="text">
      <style:text-properties style:font-name="Times New Roman" fo:font-size="12pt" fo:background-color="transparent" style:font-size-asian="12pt" style:font-size-complex="12pt"/>
    </style:style>
    <style:style style:name="T28" style:family="text">
      <style:text-properties style:font-name="Times New Roman" fo:font-size="12pt" style:font-size-asian="12pt" style:font-size-complex="12pt"/>
    </style:style>
    <style:style style:name="T29" style:family="text">
      <style:text-properties fo:font-size="12pt" fo:language="ru" fo:country="RU" style:font-name-asian="TimesNewRomanPSMT" style:font-size-asian="12pt" style:font-name-complex="TimesNewRomanPSMT" style:font-size-complex="12pt"/>
    </style:style>
    <style:style style:name="T30" style:family="text">
      <style:text-properties fo:font-size="12pt" fo:language="ru" fo:country="RU" style:font-size-asian="12pt" style:font-size-complex="12pt"/>
    </style:style>
    <style:style style:name="T31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32" style:family="text">
      <style:text-properties fo:font-size="12pt" fo:language="ru" fo:country="RU" fo:background-color="transparent" style:font-size-asian="12pt" style:font-size-complex="12pt"/>
    </style:style>
    <style:style style:name="T33" style:family="text">
      <style:text-properties fo:font-size="12pt" fo:language="en" fo:country="US" style:font-name-asian="TimesNewRomanPSMT" style:font-size-asian="12pt" style:font-name-complex="TimesNewRomanPSMT" style:font-size-complex="12pt"/>
    </style:style>
    <style:style style:name="T34" style:family="text">
      <style:text-properties fo:font-size="12pt" fo:language="en" fo:country="US" style:font-size-asian="12pt" style:font-size-complex="12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fo:background-color="transparent" style:font-size-asian="12pt" style:font-size-complex="12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color="#010001" fo:font-size="12pt" fo:language="none" fo:country="none" style:font-size-asian="12pt" style:font-size-complex="12pt"/>
    </style:style>
    <style:style style:name="T39" style:family="text">
      <style:text-properties fo:color="#010001" fo:font-size="12pt" style:font-size-asian="12pt" style:font-size-complex="12pt"/>
    </style:style>
    <style:style style:name="T40" style:family="text">
      <style:text-properties fo:color="#010001" style:font-name="Arial" fo:font-size="12pt" fo:language="none" fo:country="none" style:font-size-asian="12pt" style:font-size-complex="12pt"/>
    </style:style>
    <style:style style:name="T41" style:family="text">
      <style:text-properties fo:color="#010001" style:font-name="Arial" fo:font-size="12pt" style:font-size-asian="12pt" style:font-size-complex="12pt"/>
    </style:style>
    <style:style style:name="T42" style:family="text">
      <style:text-properties fo:color="#010001" style:font-name="Arial" fo:font-size="12pt" fo:background-color="transparent" style:font-size-asian="12pt" style:font-size-complex="12pt"/>
    </style:style>
    <style:style style:name="T43" style:family="text">
      <style:text-properties fo:color="#010001" style:font-name="Times New Roman" fo:font-size="12pt" fo:language="ru" fo:country="RU" style:font-size-asian="12pt" style:font-size-complex="12pt"/>
    </style:style>
    <style:style style:name="T44" style:family="text">
      <style:text-properties fo:color="#010001" style:font-name="Times New Roman" fo:font-size="12pt" fo:language="ru" fo:country="RU" fo:background-color="transparent" style:font-size-asian="12pt" style:font-size-complex="12pt"/>
    </style:style>
    <style:style style:name="T45" style:family="text">
      <style:text-properties fo:color="#010001" style:font-name="Times New Roman" fo:font-size="12pt" fo:background-color="transparent" style:font-size-asian="12pt" style:font-size-complex="12pt"/>
    </style:style>
    <style:style style:name="T46" style:family="text">
      <style:text-properties fo:background-color="transparent"/>
    </style:style>
    <style:style style:name="T47" style:family="text">
      <style:text-properties fo:color="#008000"/>
    </style:style>
    <style:style style:name="T48" style:family="text">
      <style:text-properties fo:color="#008000" fo:language="ru" fo:country="RU"/>
    </style:style>
    <style:style style:name="T49" style:family="text">
      <style:text-properties fo:color="#008000" fo:language="ru" fo:country="RU" fo:background-color="transparent"/>
    </style:style>
    <style:style style:name="T50" style:family="text">
      <style:text-properties fo:color="#008000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6">Документ</text:span>: Описание работы с <text:span text:style-name="T1">V-Cinema Billing API </text:span>(черновик)</text:p>
      <text:p text:style-name="P2"><text:span text:style-name="T6">Версия</text:span>: 3.0</text:p>
      <text:p text:style-name="P3"><text:span text:style-name="T6">Техническая поддержка</text:span>: tsup@elecard.com</text:p>
      <text:p text:style-name="P1"/>
      <text:p text:style-name="P3">Общее описание</text:p>
      <text:p text:style-name="P1"/>
      <text:p text:style-name="P1"><text:tab/><text:span text:style-name="T1">V-Cinema Billing API </text:span>представляет собой скомпилированный под ОС <text:span text:style-name="T1">Linux </text:span>файл библиотеки с набором вызываемых из основного приложения <text:span text:style-name="T1">V-Cinema </text:span>функций, которые реализуют контроль подключенных клиентов (проверка и разрешение<text:span text:style-name="T1">/</text:span>запрет запрошенных клиентом действий). Дополнительная информация по работе с библиотекой содержится в руководстве пользователя продуктов <text:span text:style-name="T1">V-Cinema.</text:span></text:p>
      <text:p text:style-name="P1"><text:tab/>Библиотека поставляется в исходных кодах, компилируемый проект библиотеки состоит из трех файлов:</text:p>
      <text:p text:style-name="P1"><text:tab/><text:span text:style-name="T8">billing.h</text:span><text:span text:style-name="T1"> – </text:span>заголовочный файл, содержащий необходмый к реализации интерфейс и все используемые типы данных;</text:p>
      <text:p text:style-name="P1"><text:tab/><text:span text:style-name="T8">billing.</text:span><text:span text:style-name="T7">с</text:span><text:span text:style-name="T1"> – </text:span>пример реализации интерфейса, описанного в <text:span text:style-name="T8">billing.h</text:span><text:span text:style-name="T18">;</text:span></text:p>
      <text:p text:style-name="P1"><text:tab/><text:span text:style-name="T8">makefile</text:span><text:span text:style-name="T1"> – </text:span>файл сборки библиотеки<text:span text:style-name="T1">.</text:span></text:p>
      <text:p text:style-name="P1"><text:span text:style-name="T1"/></text:p>
      <text:p text:style-name="Standard"><text:span text:style-name="T1"><text:tab/></text:span><text:span text:style-name="T2">Для интеграции продуктов </text:span><text:span text:style-name="T1">V-Cinema </text:span><text:span text:style-name="T2">с </text:span><text:span text:style-name="T1">Billing </text:span><text:span text:style-name="T2">и </text:span><text:span text:style-name="T1">Middleware </text:span><text:span text:style-name="T2">системами необходимо самостоятельно реализовать интерфейсы из файла <text:s/></text:span><text:span text:style-name="T8">billing.h</text:span><text:span text:style-name="T18">, </text:span><text:span text:style-name="T20">наполнив функции необходимым функционалом (обращение к базе данных, проверка пользователя и его действий, ответ), скомпилировать библиотеку и поместить ее в директорию </text:span><text:span text:style-name="T10">/usr/share/elecard/xworks/billing/billing-stub.so</text:span></text:p>
      <text:p text:style-name="P5"><text:span text:style-name="T1"/></text:p>
      <text:p text:style-name="P4"><text:span text:style-name="T2"><text:tab/>Файл настроек работы с библиотекой находится в директории </text:span><text:span text:style-name="T10">/etc/elecard/billing-stub.conf</text:span><text:span text:style-name="T29"> и содержит два поля: флаг необходимости использовать библиотеку и директория с лог-файлом, куда в текстовом формате выводятся все служебные сообщения, относящиеся к </text:span><text:span text:style-name="T33">Billing API </text:span><text:span text:style-name="T29">во время работы приложения.</text:span></text:p>
      <text:p text:style-name="P5"><text:span text:style-name="T1"/></text:p>
      <text:p text:style-name="P1"><text:span text:style-name="T37">Реализация интерфейсных функций</text:span></text:p>
      <text:p text:style-name="P1"><text:span text:style-name="T35"/></text:p>
      <text:p text:style-name="P1"><text:span text:style-name="T35"><text:tab/>Дполнительные комментарии к полям и функциям приведены внутри файлов библиотеки, ниже даны пояснения к наиболее важным частям.</text:span></text:p>
      <text:p text:style-name="P1"><text:span text:style-name="T35"/></text:p>
      <text:p text:style-name="P1"><text:span text:style-name="T35"><text:tab/>Описание всех возможных действий пользователя из структуры </text:span><text:span text:style-name="T40">billing_action_s</text:span><text:span text:style-name="T35">, которые приводят к вызову функции </text:span><text:span text:style-name="T40">billing_verify_action</text:span><text:span text:style-name="T38"> </text:span><text:span text:style-name="T39">с передачей в нее соответствующего идентификатора действия:</text:span></text:p>
      <text:p text:style-name="P1"><text:span text:style-name="T39"/></text:p>
      <text:p text:style-name="P7"><text:span text:style-name="T16">ver</text:span><text:span text:style-name="T14"> –</text:span><text:span text:style-name="T9"> </text:span><text:span text:style-name="T22">текущая используемая версия <text:s/></text:span><text:span text:style-name="T25">Billing API. </text:span><text:span text:style-name="T22">В данный момент это версия 3 (тип данных </text:span><text:span text:style-name="T41">billing_version</text:span><text:span text:style-name="T43">)</text:span><text:span text:style-name="T44">.</text:span></text:p>
      <text:p text:style-name="P8"/>
      <text:p text:style-name="P8"><text:span text:style-name="T6">xworks_module</text:span> –<text:span text:style-name="T1"> </text:span><text:span text:style-name="T23">имя модуля, который вызвал функцию, см. состав модулей </text:span><text:span text:style-name="T26">V-Cinema </text:span><text:span text:style-name="T23">в руководстве пользователя.</text:span></text:p>
      <text:p text:style-name="P8"><text:span text:style-name="T1"/></text:p>
      <text:p text:style-name="P8"><text:span text:style-name="T6">proto</text:span> –<text:span text:style-name="T1"> </text:span><text:span text:style-name="T23">тип протокола, по которому подключен клиент. Возможные варианты протоколов: </text:span><text:span text:style-name="T26">RTSP </text:span><text:span text:style-name="T23">и </text:span><text:span text:style-name="T26">HTTP. </text:span><text:span text:style-name="T23">Идентификаторы протоколов хранятся в соответствующей структуре.</text:span></text:p>
      <text:p text:style-name="P8"><text:span text:style-name="T1"/></text:p>
      <text:p text:style-name="P7"><text:span text:style-name="T16">event</text:span><text:span text:style-name="T14"> –</text:span><text:span text:style-name="T9"> </text:span><text:span text:style-name="T22">действие клиента, которое требует разрешения или запрета. Собственно то, ради чего работает </text:span><text:span text:style-name="T25">Billing API. </text:span><text:span text:style-name="T22">При каждом действии клиента, перечисленном в </text:span><text:span text:style-name="T41">billing_event_e</text:span><text:span text:style-name="T44">, вызывается функция <text:s/></text:span><text:span text:style-name="T42">billing_verify_action</text:span><text:span text:style-name="T45">.</text:span></text:p>
      <text:p text:style-name="P8"><text:span text:style-name="T1"/></text:p>
      <text:p text:style-name="P8"><text:span text:style-name="T6">session_id</text:span> –<text:span text:style-name="T1"> </text:span><text:span text:style-name="T24">идентификатор сессии клиента. От момента подключения до момента отклюения </text:span><text:soft-page-break/><text:span text:style-name="T24">каждый клиент работает в рамках одной сессии, идентификатор которой постоянный, уникальный и назначается в клиенту в момент подключения.</text:span></text:p>
      <text:p text:style-name="P8"><text:span text:style-name="T1"/></text:p>
      <text:p text:style-name="P8"><text:span text:style-name="T6">url</text:span> –<text:span text:style-name="T1"> </text:span><text:span text:style-name="T23">запрошенный клиентом файл. Это не полная строка запроса, а имя файла, вычлененное из полной строки запроса.</text:span></text:p>
      <text:p text:style-name="P8"><text:span text:style-name="T1"/></text:p>
      <text:p text:style-name="P8"><text:span text:style-name="T6">ip</text:span> –<text:span text:style-name="T1"> </text:span><text:span text:style-name="T26">IP-</text:span><text:span text:style-name="T23">адрес клиента в формате </text:span><text:span text:style-name="T26">IPv4. </text:span><text:span text:style-name="T23">В случае, если клиент находится за </text:span><text:span text:style-name="T26">NAT, </text:span><text:span text:style-name="T23">это адрес </text:span><text:span text:style-name="T26">NAT.</text:span></text:p>
      <text:p text:style-name="P8"><text:span text:style-name="T1"/></text:p>
      <text:p text:style-name="P7"><text:span text:style-name="T16">agent</text:span><text:span text:style-name="T14"> –</text:span><text:span text:style-name="T9"> </text:span><text:span text:style-name="T22">описание клиента из заголовка при подключении, например из </text:span><text:span text:style-name="T13">HTTP_USER_AGENT</text:span><text:span text:style-name="T22">.</text:span></text:p>
      <text:p text:style-name="P8"><text:span text:style-name="T1"/></text:p>
      <text:p text:style-name="P8"><text:span text:style-name="T6">more</text:span> –<text:span text:style-name="T1"> </text:span><text:span text:style-name="T23">дополнительная информация о клиенте, если таковая имеется при подключении клиента.</text:span></text:p>
      <text:p text:style-name="P8"><text:span text:style-name="T1"/></text:p>
      <text:p text:style-name="P8"><text:span text:style-name="T6">duration</text:span> –<text:span text:style-name="T1"> </text:span><text:span text:style-name="T23">продолжительность текущей сессии клиента в миллисекундах.</text:span></text:p>
      <text:p text:style-name="P8"><text:span text:style-name="T1"/></text:p>
      <text:p text:style-name="P7"><text:span text:style-name="T16">url_ex</text:span><text:span text:style-name="T14"> –</text:span><text:span text:style-name="T9"> </text:span><text:span text:style-name="T22">запрошенный </text:span><text:span text:style-name="T25">URL</text:span><text:span text:style-name="T22"> от клиента, аналог поля </text:span><text:span text:style-name="T25">abs_path </text:span><text:span text:style-name="T22">из </text:span><text:span text:style-name="T25">rfc2616, </text:span><text:span text:style-name="T22">подробнее </text:span><text:span text:style-name="T28">http://www.faqs.org/rfcs/rfc2616.html</text:span><text:span text:style-name="T26">.</text:span></text:p>
      <text:p text:style-name="P8"><text:span text:style-name="T1"/></text:p>
      <text:p text:style-name="P8"><text:span text:style-name="T6">raw_query</text:span> –<text:span text:style-name="T1"> </text:span><text:span text:style-name="T23">полный неразобранный запрос от клиента.</text:span></text:p>
      <text:p text:style-name="P8"><text:span text:style-name="T1"/></text:p>
      <text:p text:style-name="P8"><text:span text:style-name="T6">Elecard_StbSerial</text:span> –<text:span text:style-name="T1"> </text:span><text:span text:style-name="T23">серийный номер </text:span><text:span text:style-name="T26">Elecard iTelec STB, </text:span><text:span text:style-name="T23">если клиент является таковым.</text:span></text:p>
      <text:p text:style-name="P8"/>
      <text:p text:style-name="P8"><text:span text:style-name="T6">url_ex3</text:span> –<text:span text:style-name="T1"> </text:span><text:span text:style-name="T23">полный запрошенный </text:span><text:span text:style-name="T26">URL</text:span><text:span text:style-name="T23"> от клиента, аналог поля </text:span><text:span text:style-name="T26">absoluteURI </text:span><text:span text:style-name="T23">из </text:span><text:span text:style-name="T26">rfc2616, </text:span><text:span text:style-name="T23">подробнее </text:span><text:span text:style-name="T28">http://www.faqs.org/rfcs/rfc2616.html</text:span><text:span text:style-name="T26">.</text:span></text:p>
      <text:p text:style-name="P6"/>
      <text:p text:style-name="P6"><text:tab/><text:span text:style-name="T30">Если функция </text:span><text:span text:style-name="T12">billing_verify_action</text:span><text:span text:style-name="T30"> возвращяет значение 0, соединение и передача любых данных клиенту прекращается. Если возвращаемое значение отлично от 0, работа с клиентом продолжаетс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2T14:59:57.92</meta:creation-date>
    <meta:generator>OpenOffice.org/3.2$Win32 OpenOffice.org_project/320m12$Build-9483</meta:generator>
    <meta:document-statistic meta:table-count="0" meta:image-count="0" meta:object-count="0" meta:page-count="2" meta:paragraph-count="29" meta:word-count="451" meta:character-count="3626"/>
    <dc:date>2011-01-12T15:57:32.01</dc:date>
    <meta:editing-duration>PT00H57M36S</meta:editing-duration>
    <meta:editing-cycles>1</meta:editing-cycles>
  </office:meta>
</office:document-meta>
</file>